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8def5" officeooo:paragraph-rsid="002f173e"/>
    </style:style>
    <style:style style:name="P2" style:family="paragraph" style:parent-style-name="Text_20_body">
      <style:text-properties officeooo:rsid="002f173e" officeooo:paragraph-rsid="002f173e"/>
    </style:style>
    <style:style style:name="P3" style:family="paragraph" style:parent-style-name="Text_20_body">
      <style:text-properties officeooo:rsid="003544df" officeooo:paragraph-rsid="003544df"/>
    </style:style>
    <style:style style:name="P4" style:family="paragraph" style:parent-style-name="Text_20_body">
      <style:text-properties officeooo:rsid="002f173e" officeooo:paragraph-rsid="002f173e"/>
    </style:style>
    <style:style style:name="P5" style:family="paragraph" style:parent-style-name="Text_20_body" style:list-style-name="L1">
      <style:text-properties officeooo:paragraph-rsid="0035adb5"/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text-align="center" style:justify-single-word="false"/>
      <style:text-properties officeooo:rsid="00343ee8" officeooo:paragraph-rsid="00343ee8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officeooo:rsid="00343ee8"/>
    </style:style>
    <style:style style:name="T2" style:family="text">
      <style:text-properties officeooo:rsid="0035adb5"/>
    </style:style>
    <style:style style:name="T3" style:family="text">
      <style:text-properties officeooo:rsid="0036491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bookmark-start text:name="__RefHeading__934_1266146281"/>Thème Elfes Arran bleus<text:bookmark-end text:name="__RefHeading__934_1266146281"/></text:h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span> </text:index-entry-span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8"><text:a xlink:type="simple" xlink:href="#__RefHeading__934_1266146281" text:style-name="Internet_20_link" text:visited-style-name="Internet_20_link">Thème Elfes Arran bleus</text:a><text:tab/>1</text:p>
          <text:p text:style-name="P6"><text:a xlink:type="simple" xlink:href="#__RefHeading___Toc2510_2025464963" text:style-name="Internet_20_link" text:visited-style-name="Internet_20_link"><text:s/>Données d'univers</text:a><text:tab/>1</text:p>
          <text:p text:style-name="P9"><text:a xlink:type="simple" xlink:href="#__RefHeading___Toc2202_2107091675" text:style-name="Internet_20_link" text:visited-style-name="Internet_20_link">A Liste de noms</text:a><text:tab/>1</text:p>
          <text:p text:style-name="P9"><text:a xlink:type="simple" xlink:href="#__RefHeading___Toc2204_2107091675" text:style-name="Internet_20_link" text:visited-style-name="Internet_20_link">B Liste de prénoms</text:a><text:tab/>1</text:p>
          <text:p text:style-name="P6"><text:a xlink:type="simple" xlink:href="#__RefHeading___Toc2208_2107091675" text:style-name="Internet_20_link" text:visited-style-name="Internet_20_link">II événements génériques</text:a><text:tab/>1</text:p>
        </text:index-body>
      </text:table-of-content>
      <text:h text:style-name="Heading_20_2" text:outline-level="2" text:is-list-header="true"><text:bookmark-start text:name="__RefHeading___Toc2510_2025464963"/>Données d'univers<text:bookmark-end text:name="__RefHeading___Toc2510_2025464963"/></text:h>
      <text:h text:style-name="Heading_20_3" text:outline-level="3"><text:bookmark-start text:name="__RefHeading___Toc2202_2107091675"/>Liste de noms<text:bookmark-end text:name="__RefHeading___Toc2202_2107091675"/></text:h>
      <text:p text:style-name="P2"/>
      <text:h text:style-name="Heading_20_3" text:outline-level="3"><text:bookmark-start text:name="__RefHeading___Toc2204_2107091675"/>Liste de prénoms<text:bookmark-end text:name="__RefHeading___Toc2204_2107091675"/></text:h>
      <text:p text:style-name="P2">Masculins :</text:p>
      <text:list xml:id="list1732083657130324316" text:style-name="L1">
        <text:list-item>
          <text:p text:style-name="P5"><text:span text:style-name="T2">Gal</text:span></text:p>
        </text:list-item>
      </text:list>
      <text:p text:style-name="P2">Féminins :</text:p>
      <text:p text:style-name="P1"><text:span text:style-name="Strong_20_Emphasis"/></text:p>
      <text:h text:style-name="Heading_20_2" text:outline-level="2"><text:bookmark-start text:name="__RefHeading___Toc2208_2107091675"/>événements <text:span text:style-name="T1">génériques</text:span><text:bookmark-end text:name="__RefHeading___Toc2208_2107091675"/></text:h>
      <text:p text:style-name="P3">À ajouter si le thème "<text:span text:style-name="T3">Arran Yrlanais</text:span>" fait partie de l'aventure jouée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Batang" svg:font-family="Batang" style:font-adornments="Italique" style:font-family-generic="roman" style:font-pitch="variable"/>
    <style:font-face style:name="Times New Roman" svg:font-family="'Times New Roman'" style:font-family-generic="roman" style:font-pitch="variable"/>
    <style:font-face style:name="Trajan Pro1" svg:font-family="'Trajan Pro'" style:font-adornments="Gras" style:font-family-generic="roman" style:font-pitch="variable"/>
    <style:font-face style:name="Trajan Pro" svg:font-family="'Trajan Pro'" style:font-adornments="Normal" style:font-family-generic="roman" style:font-pitch="variable"/>
    <style:font-face style:name="Arial" svg:font-family="Arial" style:font-family-generic="swiss" style:font-pitch="variable"/>
    <style:font-face style:name="Eras Medium ITC" svg:font-family="'Eras Medium ITC'" style:font-adornments="Gras" style:font-family-generic="swiss" style:font-pitch="variable"/>
    <style:font-face style:name="Gill Sans MT" svg:font-family="'Gill Sans MT'" style:font-adornments="Italique" style:font-family-generic="swiss" style:font-pitch="variable"/>
    <style:font-face style:name="Trebuchet MS" svg:font-family="'Trebuchet MS'" style:font-adornments="Gra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shadow="none">
        <style:tab-stops/>
      </style:paragraph-properties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4e1e01" draw:opacity="100%"/>
      <style:paragraph-properties style:page-number="auto" fo:background-color="#4e1e01" style:shadow="none">
        <style:tab-stops/>
      </style:paragraph-properties>
      <style:text-properties fo:font-variant="small-caps" fo:color="#e3c91c" style:font-name="Trajan Pro" fo:font-family="'Trajan Pro'" style:font-style-name="Normal" style:font-family-generic="roman" style:font-pitch="variable" fo:font-size="16pt" fo:font-style="normal" style:text-underline-style="none" fo:font-weight="normal" style:font-size-asian="14pt" style:font-style-asian="italic" style:font-weight-asian="bold" style:font-size-complex="14pt" style:font-style-complex="italic" style:font-weight-complex="bold" style:font-relief="none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="none" draw:fill-color="#99ccff"/>
      <style:paragraph-properties fo:text-align="center" style:justify-single-word="false" fo:background-color="transparent"/>
      <style:text-properties style:font-name="Trajan Pro1" fo:font-family="'Trajan Pro'" style:font-style-name="Gras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solid" draw:fill-color="#964506" draw:opacity="100%"/>
      <style:paragraph-properties fo:margin-left="0.76cm" fo:margin-right="0cm" fo:text-indent="-0.161cm" style:auto-text-indent="false" fo:background-color="#964506" style:shadow="none">
        <style:tab-stops/>
        <style:drop-cap/>
      </style:paragraph-properties>
      <style:text-properties fo:color="#e3a12e" style:font-name="Trajan Pro1" fo:font-family="'Trajan Pro'" style:font-style-name="Gras" style:font-family-generic="roman" style:font-pitch="variable" fo:font-size="13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6cm" fo:margin-right="0cm" fo:text-indent="0.54cm" style:auto-text-indent="false">
        <style:tab-stops/>
      </style:paragraph-properties>
      <style:text-properties fo:color="#280099" fo:font-size="85%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ajan Pro1" fo:font-family="'Trajan Pro'" style:font-style-name="Gras" style:font-family-generic="roman" style:font-pitch="variabl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rait" style:family="paragraph" style:parent-style-name="Text_20_body">
      <style:text-properties fo:color="#6b0094" style:font-name="Eras Medium ITC" fo:font-family="'Eras Medium ITC'" style:font-style-name="Gras" style:font-family-generic="swiss" style:font-pitch="variable" fo:font-weight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1.161cm" fo:margin-right="0cm" fo:text-indent="0.3cm" style:auto-text-indent="false">
        <style:tab-stops/>
      </style:paragraph-properties>
      <style:text-properties fo:color="#004a4a" style:font-name="Batang" fo:font-family="Batang" style:font-style-name="Italique" style:font-family-generic="roman" style:font-pitch="variable" fo:font-size="80%" fo:font-style="italic" fo:font-weight="normal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À_20_faire" style:display-name="À faire" style:family="text">
      <style:text-properties fo:color="#800000" style:font-name="Gill Sans MT" fo:font-family="'Gill Sans MT'" style:font-style-name="Italique" style:font-family-generic="swiss" style:font-pitch="variable" fo:font-size="13pt" fo:language="fr" fo:country="FR" fo:font-style="italic" fo:background-color="#ff9966"/>
    </style:style>
    <style:style style:name="Example" style:family="text">
      <style:text-properties style:font-name="Courier New" fo:font-family="'Courier New'" style:font-family-generic="modern" style:font-pitch="fixed" style:font-name-asian="MS PGothic" style:font-family-asian="'MS PGothic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n_20_cours" style:display-name="En cours" style:family="text" style:parent-style-name="À_20_faire">
      <style:text-properties fo:color="#ffff00" style:font-name="Gill Sans MT" fo:font-family="'Gill Sans MT'" style:font-style-name="Italique" style:font-family-generic="swiss" style:font-pitch="variable" fo:font-size="13pt" fo:language="fr" fo:country="FR" fo:font-style="italic" fo:background-color="#000080" style:language-asian="zxx" style:country-asian="none" style:language-complex="zxx" style:country-complex="none"/>
    </style:style>
    <style:style style:name="Fini" style:family="text" style:parent-style-name="En_20_cours">
      <style:text-properties fo:color="#000080" style:font-name="Gill Sans MT" fo:font-family="'Gill Sans MT'" style:font-style-name="Italique" style:font-family-generic="swiss" style:font-pitch="variable" fo:font-size="13pt" fo:language="fr" fo:country="FR" fo:font-style="italic" fo:background-color="transparent" style:language-asian="zxx" style:country-asian="none" style:language-complex="zxx" style:country-complex="none"/>
    </style:style>
    <style:style style:name="Numbering_20_Symbols" style:display-name="Numbering Symbols" style:family="text"/>
    <style:style style:name="Standard_20_renaissance" style:display-name="Standard renaissance" style:family="text"/>
    <style:style style:name="Class_20_haxe" style:display-name="Class haxe" style:family="text">
      <style:text-properties style:font-name="Trebuchet MS" fo:font-family="'Trebuchet MS'" style:font-style-name="Gras" style:font-family-generic="swiss" style:font-pitch="variable" fo:language="fr" fo:country="FR" fo:font-weight="bold" fo:background-color="#e6e6ff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I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i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3DT7H53M43S</meta:editing-duration>
    <meta:editing-cycles>408</meta:editing-cycles>
    <meta:generator>LibreOffice/5.0.4.2$Windows_x86 LibreOffice_project/2b9802c1994aa0b7dc6079e128979269cf95bc78</meta:generator>
    <dc:date>2017-12-20T20:40:39.777000000</dc:date>
    <meta:document-statistic meta:table-count="0" meta:image-count="0" meta:object-count="0" meta:page-count="1" meta:paragraph-count="15" meta:word-count="60" meta:character-count="316" meta:non-whitespace-character-count="274"/>
    <meta:user-defined meta:name="Info 1"/>
    <meta:user-defined meta:name="Info 2"/>
    <meta:user-defined meta:name="Info 3"/>
    <meta:user-defined meta:name="Info 4"/>
  </office:meta>
</office:document-meta>
</file>